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ce18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DATA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l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r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d_crop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l_co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re_co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generate new each time new run is started.</text:p>
          </table:table-cell>
        </table:table-row>
        <table:table-row table:style-name="ro1"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player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on start of new run</text:p>
          </table:table-cell>
        </table:table-row>
        <table:table-row table:style-name="ro1">
          <table:table-cell/>
          <table:table-cell office:value-type="string" calcext:value-type="string">
            <text:p>endTime</text:p>
          </table:table-cell>
          <table:table-cell office:value-type="string" calcext:value-type="string">
            <text:p>VARCHAR(16)</text:p>
          </table:table-cell>
          <table:table-cell office:value-type="string" calcext:value-type="string">
            <text:p>NULL on start of new run, updated when EXTINCT or RESET</text:p>
          </table:table-cell>
        </table:table-row>
        <table:table-row table:style-name="ro1">
          <table:table-cell/>
          <table:table-cell office:value-type="string" calcext:value-type="string">
            <text:p>extinc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 on start of new run, updated when EXTINCT or RESET</text:p>
          </table:table-cell>
        </table:table-row>
        <table:table-row table:style-name="ro1">
          <table:table-cell office:value-type="string" calcext:value-type="string">
            <text:p>scores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re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_res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FLO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5:09:21.303181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1-04-14T11:32:35.300496090</meta:creation-date>
    <dc:date>2021-04-17T00:00:46.645083503</dc:date>
    <dc:creator>Jeroen Minderman</dc:creator>
    <meta:editing-duration>PT13H54M4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